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tpPollerEndpoint.processFile( FTPClient ftp , String fi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FtpPollerEndpoint.getClientPo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PollerEndpoint.getWorkingPath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PollerEndpoint.isDelete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PollerEndpoint.unlockAsyncFile( String fi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tpPollerEndpoint.setStateless( boolean statel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PollerEndpoint.setFilter( FileFilter 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PollerEndpoint.processFileNow( String fil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FtpPollerEndpoint.getTargetOpe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PollerEndpoint.getMarsha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PollerEndpoint.FtpPollerEndpoint( ServiceUnit serviceUnit , QName service , String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PollerEndpoint.getLocation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PollerEndpoint.listFiles( FTPClient ftp , String direct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tpPollerEndpoint.ru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tpPollerEndpoint.setMarshaler( FileMarshaler marsha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PollerEndpoint.setUri( URI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PollerEndpoint.pollFile( final String fi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tpPollerEndpoint.returnClient( FTPClient cli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tpPollerEndpoint.isRecurs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PollerEndpoint.createLock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PollerEndpoint.FtpPollerEndpoint( DefaultComponent component , ServiceEndpoint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PollerEndpoint.pollFileOrDirectory( String fileOrDire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tpPollerEndpoint.start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FtpPollerEndpoint.setClientPool( FTPClientPool clientPo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PollerEndpoint.setDeleteFile( boolean delete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PollerEndpoint.isStatel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PollerEndpoint.createClientPo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tpData.FtpData( String file , FTPClient ftp , InputStream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tpPollerEndpoint.setChangeWorkingDirectory( boolean changeWorkingDire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PollerEndpoint.FtpPollerEnd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tpPollerEndpoint.process( MessageExchange exchang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FtpPollerEndpoint.validate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tpPollerEndpoint.setRecursive( boolean recurs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PollerEndpoint.po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PollerEndpoint.pollFileOrDirectory( FTPClient ftp , String fileOrDirectory , boolean processDir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7">
            <text:p text:style-name="Table_20_Contents">7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FtpPollerEndpoint.setTargetOperation( QName targetOpe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PollerEndpoint.get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PollerEndpoint.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PollerEndpoint.borrowCli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